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0ac" officeooo:paragraph-rsid="001c60ac"/>
    </style:style>
    <style:style style:name="P2" style:family="paragraph" style:parent-style-name="Standard">
      <style:text-properties style:font-name="Linux Biolinum G" fo:font-size="10pt" officeooo:rsid="00203256" officeooo:paragraph-rsid="00203256" style:font-size-asian="10pt" style:font-size-complex="10pt"/>
    </style:style>
    <style:style style:name="P3" style:family="paragraph" style:parent-style-name="Standard">
      <style:text-properties style:font-name="Linux Biolinum G" fo:font-size="10pt" fo:font-weight="bold" officeooo:rsid="0025e964" officeooo:paragraph-rsid="0025e964" style:font-size-asian="10pt" style:font-weight-asian="bold" style:font-size-complex="10pt" style:font-weight-complex="bold"/>
    </style:style>
    <style:style style:name="P4" style:family="paragraph" style:parent-style-name="Standard">
      <style:text-properties style:font-name="Linux Biolinum G" fo:font-size="10pt" fo:font-weight="bold" officeooo:rsid="002387e6" officeooo:paragraph-rsid="002387e6" style:font-size-asian="10pt" style:font-weight-asian="bold" style:font-size-complex="10pt" style:font-weight-complex="bold"/>
    </style:style>
    <style:style style:name="P5" style:family="paragraph" style:parent-style-name="Standard">
      <style:text-properties style:font-name="Linux Biolinum G" fo:font-size="10pt" fo:font-weight="bold" officeooo:rsid="002387e6" officeooo:paragraph-rsid="0023cf53" style:font-size-asian="10pt" style:font-weight-asian="bold" style:font-size-complex="10pt" style:font-weight-complex="bold"/>
    </style:style>
    <style:style style:name="P6" style:family="paragraph" style:parent-style-name="Standard">
      <style:text-properties style:font-name="Linux Biolinum G" fo:font-size="10pt" fo:font-weight="bold" officeooo:rsid="002387e6" officeooo:paragraph-rsid="002fb051" style:font-size-asian="10pt" style:font-weight-asian="bold" style:font-size-complex="10pt" style:font-weight-complex="bold"/>
    </style:style>
    <style:style style:name="P7" style:family="paragraph" style:parent-style-name="Standard">
      <style:text-properties style:font-name="Linux Biolinum G" fo:font-size="10pt" fo:font-weight="bold" officeooo:rsid="00234a9d" officeooo:paragraph-rsid="00234a9d" style:font-size-asian="10pt" style:font-weight-asian="bold" style:font-size-complex="10pt" style:font-weight-complex="bold"/>
    </style:style>
    <style:style style:name="P8" style:family="paragraph" style:parent-style-name="Standard">
      <style:text-properties style:font-name="Linux Biolinum G" fo:font-size="10pt" fo:font-weight="bold" officeooo:rsid="00203256" officeooo:paragraph-rsid="00203256" style:font-size-asian="10pt" style:font-weight-asian="bold" style:font-size-complex="10pt" style:font-weight-complex="bold"/>
    </style:style>
    <style:style style:name="P9" style:family="paragraph" style:parent-style-name="Standard">
      <style:text-properties style:font-name="Arial" officeooo:rsid="001c60ac" officeooo:paragraph-rsid="001c60ac"/>
    </style:style>
    <style:style style:name="P10" style:family="paragraph" style:parent-style-name="Standard">
      <style:text-properties style:font-name="Arial" officeooo:rsid="001e45a2" officeooo:paragraph-rsid="001e45a2"/>
    </style:style>
    <style:style style:name="P11" style:family="paragraph" style:parent-style-name="Standard">
      <style:text-properties style:font-name="Arial" fo:font-style="normal" officeooo:rsid="002176ee" officeooo:paragraph-rsid="001e45a2" style:font-style-asian="normal" style:font-style-complex="normal"/>
    </style:style>
    <style:style style:name="P12" style:family="paragraph" style:parent-style-name="Standard">
      <style:text-properties style:font-name="Arial" officeooo:rsid="00203256" officeooo:paragraph-rsid="00203256"/>
    </style:style>
    <style:style style:name="P13" style:family="paragraph" style:parent-style-name="Standard">
      <style:text-properties style:font-name="Arial" officeooo:rsid="002176ee" officeooo:paragraph-rsid="002176ee"/>
    </style:style>
    <style:style style:name="P14" style:family="paragraph" style:parent-style-name="Standard">
      <style:text-properties style:font-name="Arial" officeooo:rsid="00234a9d" officeooo:paragraph-rsid="00234a9d"/>
    </style:style>
    <style:style style:name="P15" style:family="paragraph" style:parent-style-name="Standard">
      <style:text-properties style:font-name="Arial" officeooo:rsid="002387e6" officeooo:paragraph-rsid="002387e6"/>
    </style:style>
    <style:style style:name="P16" style:family="paragraph" style:parent-style-name="Standard">
      <style:text-properties style:font-name="Arial" officeooo:rsid="002387e6" officeooo:paragraph-rsid="0023cf53"/>
    </style:style>
    <style:style style:name="P17" style:family="paragraph" style:parent-style-name="Standard">
      <style:text-properties style:font-name="Arial" officeooo:rsid="002387e6" officeooo:paragraph-rsid="00303c35"/>
    </style:style>
    <style:style style:name="P18" style:family="paragraph" style:parent-style-name="Standard">
      <style:text-properties style:font-name="Arial" officeooo:rsid="0023cf53" officeooo:paragraph-rsid="0023cf53"/>
    </style:style>
    <style:style style:name="P19" style:family="paragraph" style:parent-style-name="Standard">
      <style:text-properties style:font-name="Arial" officeooo:rsid="0025e964" officeooo:paragraph-rsid="0025e964"/>
    </style:style>
    <style:style style:name="P20" style:family="paragraph" style:parent-style-name="Standard">
      <style:text-properties style:font-name="Arial" fo:font-weight="bold" officeooo:rsid="002387e6" officeooo:paragraph-rsid="002387e6" style:font-weight-asian="bold" style:font-weight-complex="bold"/>
    </style:style>
    <style:style style:name="P21" style:family="paragraph" style:parent-style-name="Standard">
      <style:text-properties style:font-name="Arial" fo:font-weight="bold" officeooo:rsid="002387e6" officeooo:paragraph-rsid="002fb051" style:font-weight-asian="bold" style:font-weight-complex="bold"/>
    </style:style>
    <style:style style:name="P22" style:family="paragraph" style:parent-style-name="Standard">
      <style:text-properties style:font-name="Arial" fo:font-weight="bold" officeooo:rsid="00234a9d" officeooo:paragraph-rsid="00234a9d" style:font-weight-asian="bold" style:font-weight-complex="bold"/>
    </style:style>
    <style:style style:name="P23" style:family="paragraph" style:parent-style-name="Standard">
      <style:text-properties style:font-name="Arial" fo:font-weight="bold" officeooo:rsid="00203256" officeooo:paragraph-rsid="00203256" style:font-weight-asian="bold" style:font-weight-complex="bold"/>
    </style:style>
    <style:style style:name="P24" style:family="paragraph" style:parent-style-name="Standard">
      <style:text-properties style:text-line-through-style="none" style:text-line-through-type="none" style:font-name="Arial" style:text-underline-style="solid" style:text-underline-width="auto" style:text-underline-color="font-color" officeooo:rsid="0025e964" officeooo:paragraph-rsid="0025e964"/>
    </style:style>
    <style:style style:name="P25" style:family="paragraph" style:parent-style-name="Standard">
      <style:text-properties style:text-line-through-style="none" style:text-line-through-type="none" style:font-name="Arial" style:text-underline-style="none" officeooo:rsid="002e2bf9" officeooo:paragraph-rsid="002e2bf9"/>
    </style:style>
    <style:style style:name="T1" style:family="text">
      <style:text-properties officeooo:rsid="001d3c30"/>
    </style:style>
    <style:style style:name="T2" style:family="text">
      <style:text-properties officeooo:rsid="001d7ce6"/>
    </style:style>
    <style:style style:name="T3" style:family="text">
      <style:text-properties officeooo:rsid="00202a96"/>
    </style:style>
    <style:style style:name="T4" style:family="text">
      <style:text-properties officeooo:rsid="00203256"/>
    </style:style>
    <style:style style:name="T5" style:family="text">
      <style:text-properties fo:font-style="italic" style:font-style-asian="italic" style:font-style-complex="italic"/>
    </style:style>
    <style:style style:name="T6" style:family="text">
      <style:text-properties fo:font-style="italic" officeooo:rsid="00203256" style:font-style-asian="italic" style:font-style-complex="italic"/>
    </style:style>
    <style:style style:name="T7" style:family="text">
      <style:text-properties fo:font-style="italic" officeooo:rsid="002176ee" style:font-style-asian="italic" style:font-style-complex="italic"/>
    </style:style>
    <style:style style:name="T8" style:family="text">
      <style:text-properties fo:font-style="italic" officeooo:rsid="0023cf53" style:font-style-asian="italic" style:font-style-complex="italic"/>
    </style:style>
    <style:style style:name="T9" style:family="text">
      <style:text-properties fo:font-style="italic" officeooo:rsid="002fb051" style:font-style-asian="italic" style:font-style-complex="italic"/>
    </style:style>
    <style:style style:name="T10" style:family="text">
      <style:text-properties fo:font-style="italic" style:text-underline-style="solid" style:text-underline-width="auto" style:text-underline-color="font-color" officeooo:rsid="0023cf53" style:font-style-asian="italic" style:font-style-complex="italic"/>
    </style:style>
    <style:style style:name="T11" style:family="text">
      <style:text-properties officeooo:rsid="002176ee"/>
    </style:style>
    <style:style style:name="T12" style:family="text">
      <style:text-properties fo:font-style="normal" style:font-style-asian="normal" style:font-style-complex="normal"/>
    </style:style>
    <style:style style:name="T13" style:family="text">
      <style:text-properties fo:font-style="normal" officeooo:rsid="002176ee" style:font-style-asian="normal" style:font-style-complex="normal"/>
    </style:style>
    <style:style style:name="T14" style:family="text">
      <style:text-properties fo:font-style="normal" officeooo:rsid="0023cf53" style:font-style-asian="normal" style:font-style-complex="normal"/>
    </style:style>
    <style:style style:name="T15" style:family="text">
      <style:text-properties fo:font-style="normal" officeooo:rsid="002f966f" style:font-style-asian="normal" style:font-style-complex="normal"/>
    </style:style>
    <style:style style:name="T16" style:family="text">
      <style:text-properties fo:font-style="normal" officeooo:rsid="002fb051"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solid" style:text-underline-width="auto" style:text-underline-color="font-color" officeooo:rsid="0023cf53"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officeooo:rsid="00234a9d"/>
    </style:style>
    <style:style style:name="T21" style:family="text">
      <style:text-properties officeooo:rsid="002387e6"/>
    </style:style>
    <style:style style:name="T22" style:family="text">
      <style:text-properties officeooo:rsid="0023cf53"/>
    </style:style>
    <style:style style:name="T23" style:family="text">
      <style:text-properties officeooo:rsid="0025e964"/>
    </style:style>
    <style:style style:name="T24" style:family="text">
      <style:text-properties style:font-name="Linux Biolinum G" fo:font-size="10pt" style:font-size-asian="10pt" style:font-size-complex="10pt"/>
    </style:style>
    <style:style style:name="T25" style:family="text">
      <style:text-properties style:font-name="Linux Biolinum G" fo:font-size="10pt" officeooo:rsid="00234a9d" style:font-size-asian="10pt" style:font-size-complex="10pt"/>
    </style:style>
    <style:style style:name="T26" style:family="text">
      <style:text-properties style:font-name="Linux Biolinum G" fo:font-size="10pt" fo:font-style="italic" fo:font-weight="bold" style:font-size-asian="10pt" style:font-style-asian="italic" style:font-weight-asian="bold" style:font-size-complex="10pt" style:font-style-complex="italic" style:font-weight-complex="bold"/>
    </style:style>
    <style:style style:name="T27" style:family="text">
      <style:text-properties style:font-name="Linux Biolinum G" fo:font-size="10pt" fo:font-style="italic" fo:font-weight="bold" officeooo:rsid="002fb051" style:font-size-asian="10pt" style:font-style-asian="italic" style:font-weight-asian="bold" style:font-size-complex="10pt" style:font-style-complex="italic" style:font-weight-complex="bold"/>
    </style:style>
    <style:style style:name="T28" style:family="text">
      <style:text-properties style:font-name="Linux Biolinum G" fo:font-size="10pt" fo:font-style="italic" fo:font-weight="bold" officeooo:rsid="00303c35" style:font-size-asian="10pt" style:font-style-asian="italic" style:font-weight-asian="bold" style:font-size-complex="10pt" style:font-style-complex="italic" style:font-weight-complex="bold"/>
    </style:style>
    <style:style style:name="T29" style:family="text">
      <style:text-properties style:font-name="Linux Biolinum G"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nux Biolinum G" fo:font-size="10pt" fo:font-style="normal" fo:font-weight="bold" officeooo:rsid="00281df7" style:font-size-asian="10pt" style:font-style-asian="normal" style:font-weight-asian="bold" style:font-size-complex="10pt" style:font-style-complex="normal" style:font-weight-complex="bold"/>
    </style:style>
    <style:style style:name="T31" style:family="text">
      <style:text-properties style:font-name="Linux Biolinum G" fo:font-size="10pt" fo:font-style="normal" fo:font-weight="bold" officeooo:rsid="002fb051" style:font-size-asian="10pt" style:font-style-asian="normal" style:font-weight-asian="bold" style:font-size-complex="10pt" style:font-style-complex="normal" style:font-weight-complex="bold"/>
    </style:style>
    <style:style style:name="T32" style:family="text">
      <style:text-properties style:font-name="Linux Biolinum G" fo:font-size="10pt" fo:font-weight="bold" style:font-size-asian="10pt" style:font-weight-asian="bold" style:font-size-complex="10pt" style:font-weight-complex="bold"/>
    </style:style>
    <style:style style:name="T33" style:family="text">
      <style:text-properties style:font-name="Linux Biolinum G" fo:font-size="10pt" fo:font-weight="bold" officeooo:rsid="0023cf53" style:font-size-asian="10pt" style:font-weight-asian="bold" style:font-size-complex="10pt" style:font-weight-complex="bold"/>
    </style:style>
    <style:style style:name="T34" style:family="text">
      <style:text-properties style:font-name="Linux Biolinum G" fo:font-size="10pt" fo:font-weight="bold" officeooo:rsid="002fb051" style:font-size-asian="10pt" style:font-weight-asian="bold" style:font-size-complex="10pt" style:font-weight-complex="bold"/>
    </style:style>
    <style:style style:name="T35" style:family="text">
      <style:text-properties style:font-name="Linux Biolinum G" fo:font-size="10pt" fo:font-weight="bold" officeooo:rsid="00303c35" style:font-size-asian="10pt" style:font-weight-asian="bold" style:font-size-complex="10pt" style:font-weight-complex="bold"/>
    </style:style>
    <style:style style:name="T36" style:family="text">
      <style:text-properties style:font-name="Arial"/>
    </style:style>
    <style:style style:name="T37" style:family="text">
      <style:text-properties style:text-underline-style="solid" style:text-underline-width="auto" style:text-underline-color="font-color"/>
    </style:style>
    <style:style style:name="T38" style:family="text">
      <style:text-properties officeooo:rsid="002b8101"/>
    </style:style>
    <style:style style:name="T39" style:family="text">
      <style:text-properties officeooo:rsid="002f966f"/>
    </style:style>
    <style:style style:name="T40" style:family="text">
      <style:text-properties officeooo:rsid="002fb051"/>
    </style:style>
    <style:style style:name="T41" style:family="text">
      <style:text-properties officeooo:rsid="00303c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yecto Final de Redes: MazeRedes</text:p>
      <text:p text:style-name="P9"/>
      <text:p text:style-name="P9">Lucas L. Tisera</text:p>
      <text:p text:style-name="P9">Nicolas Mateus</text:p>
      <text:p text:style-name="P9">Camila Mathov</text:p>
      <text:p text:style-name="P9"/>
      <text:p text:style-name="P9">Universidad Nacional de Lanus</text:p>
      <text:p text:style-name="P9">Buenos Aires, Argentina</text:p>
      <text:p text:style-name="P9"/>
      <text:p text:style-name="P1"><text:span text:style-name="T36">{lucastisera, cmathov, </text:span><text:a xlink:type="simple" xlink:href="mailto:nbmateus%7D@gmail.com" text:style-name="Internet_20_link" text:visited-style-name="Visited_20_Internet_20_Link"><text:span text:style-name="T36">nbmateus} @gmail.com</text:span></text:a></text:p>
      <text:p text:style-name="P9"/>
      <text:p text:style-name="P9">Resumen</text:p>
      <text:p text:style-name="P9">El proyecto consiste en crear un juego, basado en un Laberinto. La arquitectura del mismo, cuenta con un cliente y un servidor, desarrollados ambos en python. ***capas de entenderse entre si, definiendo un protocolo entre ellos. </text:p>
      <text:p text:style-name="P9"/>
      <text:p text:style-name="P9"/>
      <text:p text:style-name="P9"/>
      <text:p text:style-name="P9">1) Arquitectura</text:p>
      <text:p text:style-name="P9"/>
      <text:p text:style-name="P9"><text:tab/>1a) El servidor</text:p>
      <text:p text:style-name="P9"><text:tab/>Desarrollamos un servidor, capaz de atender multiples usuarios. Este se comunica con el cliente a travez de Soc<text:span text:style-name="T3">k</text:span>ets, haciendo uso del protocolo TCP/IP. El socket que recibe las peticiones de los clientes es “(IP del servidor, 6666)” <text:span text:style-name="T1">una vez establecida la conexión, se genera un Socket</text:span></text:p>
      <text:p text:style-name="P9">“<text:span text:style-name="T1">(IP del Cliente, #Puerto)” el cual oficia de canal de comunicación entre el Servidor y el cliente que realizo la peticion.</text:span></text:p>
      <text:p text:style-name="P9"><text:tab/><text:span text:style-name="T1">Los sockets estan configurados como No bloqueantes, para poder atender mas de un cliente al mismo tiempo.</text:span></text:p>
      <text:p text:style-name="P9"><text:tab/><text:span text:style-name="T2">Una vez que un cliente se conecta, el socket generado para la comunicación se agrega a una lista. El servidor queda en un bucle atendiendo las nuevas peticiones y esperando datos de los clientes, generando las respuestas adecuadas a cada interacción.</text:span></text:p>
      <text:p text:style-name="P9"><text:tab/><text:span text:style-name="T2">Cuando un cliente envia un dato vacio, el servidor interpreta que ya no hay mas que comunicar y este procede a cerrar la conexión (el socket) y removerlo de la lista.</text:span></text:p>
      <text:p text:style-name="P9"/>
      <text:p text:style-name="P9"><text:tab/><text:span text:style-name="T2">1b) El cliente</text:span></text:p>
      <text:p text:style-name="P9"><text:tab/><text:span text:style-name="T2">El cliente, crea un socket “(IP del server, 6666)” el cual sirve para comunicarse con el servidor. Segun los comandos que ingrese el usuario, comunica a travez del socket las acciones que desea realizar. Por cada accion, tiene una devolucion que la muestra en la consola.</text:span></text:p>
      <text:p text:style-name="P9"/>
      <text:p text:style-name="P9"/>
      <text:p text:style-name="P9"/>
      <text:p text:style-name="P9"/>
      <text:p text:style-name="P10">2) Protocolo</text:p>
      <text:p text:style-name="P10"><text:tab/><text:span text:style-name="T4">Definimos un protocolo personalizado, adaptado a nustras necesidades, el cual enviara Strings con un formato similar al JSON. Los datos que se quieran comunicar deberan estar dentro de un paréntesis y en dupla </text:span><text:span text:style-name="T6">nombre:valor. </text:span><text:span text:style-name="T13">Para enviar mas de una dupla las separamos con comas “,”. </text:span><text:span text:style-name="T15">Debe tambien llevar un encabezado, en el cual, el valor del campo indica cuantos campos (sin incluir el mismo) contiene el mensaje. En caso de que no coincida el valor del encabezado con la cantidad de campos del mensaje, se considera como mensaje invalido.</text:span></text:p>
      <text:p text:style-name="P11"><text:soft-page-break/><text:tab/>Ejemplo: “(<text:span text:style-name="T39">login:2,</text:span>usser:roberto, password:1234)”</text:p>
      <text:p text:style-name="P12"/>
      <text:p text:style-name="P12"/>
      <text:p text:style-name="P12"/>
      <text:p text:style-name="P12"/>
      <text:p text:style-name="P13"><text:span text:style-name="T21">2.1) </text:span>El cliente realiza la <text:span text:style-name="T20">peticion de conexion</text:span></text:p>
      <text:p text:style-name="P12"><text:tab/><text:span text:style-name="T24">- </text:span><text:span text:style-name="T25">Cliente, envia peticion</text:span></text:p>
      <text:p text:style-name="P2"><text:tab/>- Servidor acepta la conexión entrante.</text:p>
      <text:p text:style-name="P13">Aca es donde el cliente se encuentra conectado con el servidor.</text:p>
      <text:p text:style-name="P13"/>
      <text:p text:style-name="P14"><text:span text:style-name="T21">2.</text:span>2) El cliente envia los datos de <text:span text:style-name="T37">loggin</text:span> que ingreso el usuario</text:p>
      <text:p text:style-name="P12"><text:tab/><text:span text:style-name="T32">- Cliente, envia usuario y contraseña, en un string con el formato</text:span></text:p>
      <text:p text:style-name="P8"><text:tab/>“<text:span text:style-name="T38">(login:2,</text:span>usser:<text:span text:style-name="T5">ussername</text:span>,<text:span text:style-name="T11">password:</text:span><text:span text:style-name="T7">password</text:span><text:span text:style-name="T38">)”</text:span></text:p>
      <text:p text:style-name="P8"/>
      <text:p text:style-name="P8"><text:tab/>- <text:span text:style-name="T11">Servidor, responde: “(login:1,valido:</text:span><text:span text:style-name="T7">true/false</text:span><text:span text:style-name="T11">)”</text:span></text:p>
      <text:p text:style-name="P23"/>
      <text:p text:style-name="P14"><text:span text:style-name="T21">2.</text:span>3) El cliente envia una peticion, pidiendo el menu de opciones que debera mostrarle al usuario.</text:p>
      <text:p text:style-name="P14"><text:tab/><text:span text:style-name="T32">-Cliente, “(menu:</text:span><text:span text:style-name="T34">1, </text:span><text:span text:style-name="T31">estado:principal</text:span><text:span text:style-name="T32">)”</text:span></text:p>
      <text:p text:style-name="P7"><text:tab/>-Server, “(<text:span text:style-name="T40">menu</text:span>:<text:span text:style-name="T40">2,dato:</text:span><text:span text:style-name="T9">las opciones</text:span><text:span text:style-name="T16">,estado:principal</text:span>)”</text:p>
      <text:p text:style-name="P22"/>
      <text:p text:style-name="P22"/>
      <text:p text:style-name="P15">En este momento el usuario debe escoger alguna de las opciones mostradas en pantalla.</text:p>
      <text:p text:style-name="P15">Caso de selección de la opcion 1) Cargar mapa.</text:p>
      <text:p text:style-name="P15"><text:tab/><text:span text:style-name="T32">-Cliente, “(</text:span><text:span text:style-name="T34">menu:2,comando:</text:span><text:span text:style-name="T27">1</text:span><text:span text:style-name="T34">,estado</text:span><text:span text:style-name="T32">:</text:span><text:span text:style-name="T35">principal</text:span><text:span text:style-name="T32">)”</text:span></text:p>
      <text:p text:style-name="P4"><text:tab/>-Servidor, “(<text:span text:style-name="T40">menu:2,dato:</text:span><text:span text:style-name="T9">menu de mapas</text:span><text:span text:style-name="T16">,estado:mapas</text:span><text:span text:style-name="T40">)</text:span>”</text:p>
      <text:p text:style-name="P20"/>
      <text:p text:style-name="P15"/>
      <text:p text:style-name="P15">Caso de selección de la opcion 2) Ver Instrucciones.</text:p>
      <text:p text:style-name="P17"><text:tab/><text:span text:style-name="T32">-Cliente, “(</text:span><text:span text:style-name="T34">menu:2,comando:</text:span><text:span text:style-name="T27">2</text:span><text:span text:style-name="T34">,estado</text:span><text:span text:style-name="T32">:</text:span><text:span text:style-name="T35">principal</text:span><text:span text:style-name="T32">)”</text:span></text:p>
      <text:p text:style-name="P6"><text:tab/>-Servidor, “(<text:span text:style-name="T40">menu:2,dato:</text:span><text:span text:style-name="T9">instrucciones</text:span><text:span text:style-name="T16">,estado:instrucciones</text:span><text:span text:style-name="T40">)</text:span>”</text:p>
      <text:p text:style-name="P21"><text:span text:style-name="T32"/></text:p>
      <text:p text:style-name="P20"/>
      <text:p text:style-name="P15"/>
      <text:p text:style-name="P15">Caso de Seleccion de la opcion <text:span text:style-name="T20">3) Creditos.</text:span></text:p>
      <text:p text:style-name="P17"><text:tab/><text:span text:style-name="T32">-Cliente, “(</text:span><text:span text:style-name="T34">menu:2,comando:</text:span><text:span text:style-name="T27">3</text:span><text:span text:style-name="T34">,estado</text:span><text:span text:style-name="T32">:</text:span><text:span text:style-name="T35">principal</text:span><text:span text:style-name="T32">)”</text:span></text:p>
      <text:p text:style-name="P6"><text:tab/>-Servidor, “(<text:span text:style-name="T40">menu:2,dato:</text:span><text:span text:style-name="T9">creditos</text:span><text:span text:style-name="T16">,estado:creditos</text:span><text:span text:style-name="T40">)</text:span>”</text:p>
      <text:p text:style-name="P21"><text:span text:style-name="T32"/></text:p>
      <text:p text:style-name="P15"/>
      <text:p text:style-name="P15"/>
      <text:p text:style-name="P15">2.3.1) Carga de Mapas</text:p>
      <text:p text:style-name="P15"><text:tab/>Una vez seleccionada la opcion de mapas <text:span text:style-name="T22">el cliente, pedira que se le pase el mapa seleccionado por el usuario.</text:span></text:p>
      <text:p text:style-name="P17"><text:tab/><text:span text:style-name="T32">-Cliente, “(</text:span><text:span text:style-name="T34">menu:2,comando:</text:span><text:span text:style-name="T35">[1/</text:span><text:span text:style-name="T27">2</text:span><text:span text:style-name="T28">]</text:span><text:span text:style-name="T34">,estado</text:span><text:span text:style-name="T32">:</text:span><text:span text:style-name="T35">mapa</text:span><text:span text:style-name="T32">)”</text:span></text:p>
      <text:p text:style-name="P5"><text:tab/>-Servidor, “(<text:span text:style-name="T41">mapa:3,dato</text:span><text:span text:style-name="T14">:</text:span><text:span text:style-name="T8">mapa[1/2].txt</text:span><text:span text:style-name="T14">, </text:span><text:span text:style-name="T18">rango:</text:span><text:span text:style-name="T10">rango</text:span><text:span text:style-name="T8">, </text:span><text:span text:style-name="T14">pos:</text:span><text:span text:style-name="T8">pos</text:span>)”</text:p>
      <text:p text:style-name="P16"/>
      <text:p text:style-name="P18"/>
      <text:p text:style-name="P18">2.3.2) <text:span text:style-name="T23">Desarrollo del juego.</text:span></text:p>
      <text:p text:style-name="P18"><text:tab/><text:span text:style-name="T23">Llegado a este punto, el usuario debera resolver el laberinto, sorteando los obstaculos que lo esperan, moviendose con los comandos preestablecidos.</text:span></text:p>
      <text:p text:style-name="P18"/>
      <text:p text:style-name="P3">Comandos: ["arriba", "abajo", "izquierda", "derecha", "agarrar", "salir", "w", "a", "s", "d", "e", "q"]</text:p>
      <text:p text:style-name="P19"/>
      <text:p text:style-name="P19"><text:tab/><text:span text:style-name="T32">-Cliente, “(</text:span><text:span text:style-name="T35">juego:1,</text:span><text:span text:style-name="T32">comando:</text:span><text:span text:style-name="T26">comando</text:span><text:span text:style-name="T29">)”</text:span></text:p>
      <text:p text:style-name="P3"><text:soft-page-break/><text:span text:style-name="T12"><text:tab/>-Servidor, “(valido:</text:span><text:span text:style-name="T5">[true/false]</text:span><text:span text:style-name="T12">,</text:span><text:span text:style-name="T14">posX:</text:span><text:span text:style-name="T8">posX</text:span><text:span text:style-name="T14">, posY:</text:span><text:span text:style-name="T8">posY</text:span><text:span text:style-name="T14">,</text:span><text:span text:style-name="T12">[error:</text:span><text:span text:style-name="T5">error</text:span><text:span text:style-name="T12">],[aviso:</text:span><text:span text:style-name="T5">aviso</text:span><text:span text:style-name="T12">], <text:tab/><text:tab/><text:tab/><text:tab/>[finalizado:</text:span><text:span text:style-name="T5">true/false</text:span><text:span text:style-name="T12">])”</text:span></text:p>
      <text:p text:style-name="P19"><text:span text:style-name="T12"/></text:p>
      <text:p text:style-name="P19"><text:span text:style-name="T12">En caso de que llegue a concluir el juego, cuando el cliente recibe el parametro “finalizado”, tendremos la opcion de </text:span><text:span text:style-name="T19">Volver</text:span><text:span text:style-name="T12"> a jugar o Finalizar el programa.</text:span></text:p>
      <text:p text:style-name="P19"><text:span text:style-name="T12"/></text:p>
      <text:p text:style-name="P19"><text:span text:style-name="T12">2.3.3) Finalizar</text:span></text:p>
      <text:p text:style-name="P19"><text:span text:style-name="T12"><text:tab/>Con esta accion cerramos la conexión entre el cliente y el servidor</text:span></text:p>
      <text:p text:style-name="P19"><text:span text:style-name="T12"><text:tab/></text:span><text:span text:style-name="T29">-Cliente, “” (notese que en este caso no enviamos el casiJSON</text:span><text:span text:style-name="T30">)</text:span></text:p>
      <text:p text:style-name="P24"><text:span text:style-name="T12"/></text:p>
      <text:p text:style-name="P25"><text:span text:style-name="T12">3) Seguridad:</text:span></text:p>
      <text:p text:style-name="P25"><text:span text:style-name="T12"><text:tab/>Todas las comunicaciones que se realizan entre el cliente y servidor, una vez establecida la conexión, estan protegidas por medio de encriptacion de datos con el algoritmo AES.</text:span></text:p>
      <text:p text:style-name="P25"><text:span text:style-name="T12"><text:tab/>El segundo metodo de seguridad, esta establecido por medio de un Loggin :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6:36:57.249000000</meta:creation-date>
    <meta:editing-duration>PT16M34S</meta:editing-duration>
    <meta:editing-cycles>7</meta:editing-cycles>
    <meta:generator>LibreOffice/6.1.3.2$Windows_X86_64 LibreOffice_project/86daf60bf00efa86ad547e59e09d6bb77c699acb</meta:generator>
    <dc:date>2018-11-22T21:29:50.750000000</dc:date>
    <meta:document-statistic meta:table-count="0" meta:image-count="0" meta:object-count="0" meta:page-count="3" meta:paragraph-count="58" meta:word-count="667" meta:character-count="4636" meta:non-whitespace-character-count="3990"/>
  </office:meta>
</office:document-meta>
</file>